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Hibernate Artifacts</text:span></text:p>
      <text:p text:style-name="P1"><text:span text:style-name="T1"/></text:p>
      <text:p text:style-name="P1"><text:span text:style-name="T1"/></text:p>
      <text:p text:style-name="P2"><text:span text:style-name="T1">&lt;dependency&gt;</text:span></text:p>
      <text:p text:style-name="P2"><text:span text:style-name="T1"><text:s text:c="4"/>&lt;groupId&gt;org.hibernate&lt;/groupId&gt;</text:span></text:p>
      <text:p text:style-name="P2"><text:span text:style-name="T1"><text:s text:c="4"/>&lt;artifactId&gt;hibernate-java8&lt;/artifactId&gt;</text:span></text:p>
      <text:p text:style-name="P2"><text:span text:style-name="T1"><text:s text:c="4"/>&lt;version&gt;6.0.0.Alpha6&lt;/version&gt;</text:span></text:p>
      <text:p text:style-name="P2"><text:span text:style-name="T1">&lt;/dependency&gt;</text:span></text:p>
      <text:p text:style-name="P2"><text:span text:style-name="T1"/></text:p>
      <text:p text:style-name="P2"><text:span text:style-name="T1">dependency&gt;</text:span></text:p>
      <text:p text:style-name="P2"><text:span text:style-name="T1"><text:s text:c="4"/>&lt;groupId&gt;org.hibernate&lt;/groupId&gt;</text:span></text:p>
      <text:p text:style-name="P2"><text:span text:style-name="T1"><text:s text:c="4"/>&lt;artifactId&gt;hibernate-entitymanager&lt;/artifactId&gt;</text:span></text:p>
      <text:p text:style-name="P2"><text:span text:style-name="T1"><text:s text:c="4"/>&lt;version&gt;6.0.0.Alpha6&lt;/version&gt;</text:span></text:p>
      <text:p text:style-name="P2"><text:span text:style-name="T1">&lt;/dependency&gt;</text:span></text:p>
      <text:p text:style-name="P2"><text:span text:style-name="T1"/></text:p>
      <text:p text:style-name="P2"><text:span text:style-name="T2">&lt;groupId&gt;org.hibernate&lt;/groupId&gt;</text:span></text:p>
      <text:p text:style-name="P2"><text:span text:style-name="T2">&lt;artifactId&gt;hibernate-core&lt;/artifactId&gt;</text:span></text:p>
      <text:p text:style-name="P2"><text:span text:style-name="T2">&lt;version&gt;6.0.0.Alpha6&lt;/version&gt;</text:span></text:p>
      <text:p text:style-name="P2"><text:span text:style-name="T2"/></text:p>
      <text:p text:style-name="P2"><text:span text:style-name="T2">&lt;groupId&gt;org.hibernate.orm&lt;/groupId&gt;</text:span></text:p>
      <text:p text:style-name="P2"><text:span text:style-name="T2">&lt;artifactId&gt;hibernate-hikaricp&lt;/artifactId&gt;</text:span></text:p>
      <text:p text:style-name="P2"><text:span text:style-name="T2">&lt;version&gt;6.0.0.Alpha6&lt;/version&gt;</text:span></text:p>
      <text:p text:style-name="P2"><text:span text:style-name="T2">&lt;name&gt;Hibernate ORM - hibernate-hikaricp&lt;/name&gt;</text:span></text:p>
      <text:p text:style-name="P2"><text:span text:style-name="T2"/></text:p>
      <text:p text:style-name="P2"><text:span text:style-name="T2">&lt;dependency&gt;</text:span></text:p>
      <text:p text:style-name="P2"><text:span text:style-name="T2"><text:s text:c="4"/>&lt;groupId&gt;org.hibernate&lt;/groupId&gt;</text:span></text:p>
      <text:p text:style-name="P2"><text:span text:style-name="T2"><text:s text:c="4"/>&lt;artifactId&gt;hibernate-jpamodelgen&lt;/artifactId&gt;</text:span></text:p>
      <text:p text:style-name="P2"><text:span text:style-name="T2"><text:s text:c="4"/>&lt;version&gt;6.0.0.Alpha6&lt;/version&gt;</text:span></text:p>
      <text:p text:style-name="P2"><text:span text:style-name="T2">&lt;/dependency&gt;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&lt;groupId&gt;com.fasterxml.jackson.core&lt;/groupId&gt;</text:span></text:p>
      <text:p text:style-name="P2"><text:span text:style-name="T2">&lt;artifactId&gt;jackson-core&lt;/artifactId&gt;</text:span></text:p>
      <text:p text:style-name="P2"><text:span text:style-name="T2">&lt;name&gt;Jackson-core&lt;/name&gt;</text:span></text:p>
      <text:p text:style-name="P2"><text:span text:style-name="T2">&lt;version&gt;2.12.0-rc1&lt;/version&gt;</text:span></text:p>
      <text:p text:style-name="P2"><text:span text:style-name="T2"/></text:p>
      <text:p text:style-name="P2"><text:span text:style-name="T2">&lt;dependency&gt;</text:span></text:p>
      <text:p text:style-name="P2"><text:span text:style-name="T2"><text:s text:c="4"/>&lt;groupId&gt;org.jboss.eap.additional.testsuite&lt;/groupId&gt;</text:span></text:p>
      <text:p text:style-name="P2"><text:span text:style-name="T2"><text:s text:c="4"/>&lt;artifactId&gt;eap-additional-testsuite-source-distribution&lt;/artifactId&gt;</text:span></text:p>
      <text:p text:style-name="P2"><text:span text:style-name="T2"><text:s text:c="4"/>&lt;version&gt;3.0.0.Final&lt;/version&gt;</text:span></text:p>
      <text:p text:style-name="P2"><text:span text:style-name="T2">&lt;/dependency&gt;</text:span></text:p>
      <text:p text:style-name="P2"><text:span text:style-name="T2"/></text:p>
      <text:p text:style-name="P2"><text:span text:style-name="T2">&lt;dependency&gt;</text:span></text:p>
      <text:p text:style-name="P2"><text:span text:style-name="T2"><text:s text:c="4"/>&lt;groupId&gt;org.jboss.bom.eap&lt;/groupId&gt;</text:span></text:p>
      <text:p text:style-name="P2"><text:span text:style-name="T2"><text:s text:c="4"/>&lt;artifactId&gt;jboss-javaee-6.0-with-hibernate3&lt;/artifactId&gt;</text:span></text:p>
      <text:p text:style-name="P2"><text:span text:style-name="T2"><text:s text:c="4"/>&lt;version&gt;6.2.0-redhat-1&lt;/version&gt;</text:span></text:p>
      <text:p text:style-name="P2"><text:span text:style-name="T2">&lt;/dependency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